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ource Sans Pro" svg:font-family="'Source Sans Pro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Text_20_body" style:list-style-name="L1">
      <style:paragraph-properties fo:orphans="2" fo:widows="2"/>
      <style:text-properties fo:font-variant="normal" fo:text-transform="none" fo:color="#000000" style:font-name="Source Sans Pro" fo:font-size="14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cm" fo:orphans="2" fo:widows="2"/>
      <style:text-properties fo:font-variant="normal" fo:text-transform="none" fo:color="#000000" style:font-name="Source Sans Pro" fo:font-size="14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cm" fo:orphans="2" fo:widows="2"/>
    </style:style>
    <style:style style:name="T1" style:family="text">
      <style:text-properties fo:font-variant="normal" fo:text-transform="none" fo:color="#000000" style:font-name="Source Sans Pro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Source Sans Pro" fo:font-size="14pt" fo:letter-spacing="normal" fo:font-style="normal" fo:font-weight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mmary Document</text:p>
      <text:p text:style-name="Standard"/>
      <text:p text:style-name="Standard">Fintan Guckian</text:p>
      <text:p text:style-name="Standard"/>
      <text:p text:style-name="Standard">SID 11630129</text:p>
      <text:p text:style-name="Standard"/>
      <text:p text:style-name="Standard">Assignment 4: Debugging</text:p>
      <text:p text:style-name="Standard"/>
      <text:p text:style-name="Standard"/>
      <text:p text:style-name="Standard"/>
      <text:list xml:id="list7475690889398397721" text:style-name="L2">
        <text:list-item>
          <text:list>
            <text:list-item>
              <text:p text:style-name="P1">UAT demonstrating bug: <text:a xlink:type="simple" xlink:href="https://github.com/fguckian-11630129/DebuggingAssignment4/blob/master/Debugging%20UAT.odt" text:style-name="Internet_20_link" text:visited-style-name="Visited_20_Internet_20_Link">https://github.com/fguckian-11630129/DebuggingAssignment4/blob/master/Debugging%20UAT.odt</text:a></text:p>
            </text:list-item>
            <text:list-item>
              <text:p text:style-name="P1">Screenshots of tests failing: <text:a xlink:type="simple" xlink:href="https://github.com/fguckian-11630129/DebuggingAssignment4/blob/master/ScreenShotsOfTestFails.odt" text:style-name="Internet_20_link" text:visited-style-name="Visited_20_Internet_20_Link">https://github.com/fguckian-11630129/DebuggingAssignment4/blob/master/ScreenShotsOfTestFails.odt</text:a></text:p>
            </text:list-item>
            <text:list-item>
              <text:p text:style-name="P1">Debugging log for each bug – Bug 1: <text:a xlink:type="simple" xlink:href="https://github.com/fguckian-11630129/DebuggingAssignment4/blob/master/LOG-NoServiceChargeAtCheckout.odt" text:style-name="Internet_20_link" text:visited-style-name="Visited_20_Internet_20_Link">https://github.com/fguckian-11630129/DebuggingAssignment4/blob/master/LOG-NoServiceChargeAtCheckout.odt</text:a> Bug 2: <text:a xlink:type="simple" xlink:href="https://github.com/fguckian-11630129/DebuggingAssignment4/blob/master/LOG2-CanAddServiceChargeAfterCheckout.odt" text:style-name="Internet_20_link" text:visited-style-name="Visited_20_Internet_20_Link">https://github.com/fguckian-11630129/DebuggingAssignment4/blob/master/LOG2-CanAddServiceChargeAfterCheckout.odt</text:a> </text:p>
            </text:list-item>
            <text:list-item>
              <text:p text:style-name="P1">Before and after screenshots: <text:a xlink:type="simple" xlink:href="https://github.com/fguckian-11630129/DebuggingAssignment4/blob/master/ScreenShotsOfBugs.odt" text:style-name="Internet_20_link" text:visited-style-name="Visited_20_Internet_20_Link">https://github.com/fguckian-11630129/DebuggingAssignment4/blob/master/ScreenShotsOfBugs.odt</text:a></text:p>
            </text:list-item>
            <text:list-item>
              <text:p text:style-name="P1">Automated tests passing: <text:a xlink:type="simple" xlink:href="https://github.com/fguckian-11630129/DebuggingAssignment4/blob/master/ScreenShotsOfTestsPassing.odt" text:style-name="Internet_20_link" text:visited-style-name="Visited_20_Internet_20_Link">https://github.com/fguckian-11630129/DebuggingAssignment4/blob/master/ScreenShotsOfTestsPassing.odt</text:a></text:p>
            </text:list-item>
            <text:list-item>
              <text:p text:style-name="P1">UAT tests passing: <text:a xlink:type="simple" xlink:href="https://github.com/fguckian-11630129/DebuggingAssignment4/blob/master/Debugging%20UAT%20PASS.odt" text:style-name="Internet_20_link" text:visited-style-name="Visited_20_Internet_20_Link">https://github.com/fguckian-11630129/DebuggingAssignment4/blob/master/Debugging%20UAT%20PASS.odt</text:a> 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list xml:id="list684633726411406397" text:style-name="L3">
        <text:list-item>
          <text:p text:style-name="P2">Repository - <text:a xlink:type="simple" xlink:href="https://github.com/fguckian-11630129/DebuggingAssignment4" text:style-name="Internet_20_link" text:visited-style-name="Visited_20_Internet_20_Link">https://github.com/fguckian-11630129/DebuggingAssignment4</text:a> </text:p>
          <text:p text:style-name="P2"/>
        </text:list-item>
      </text:list>
      <text:p text:style-name="Standard"/>
      <text:list xml:id="list3978590884232741969" text:style-name="L1">
        <text:list-item>
          <text:p text:style-name="P4">For each bug:</text:p>
          <text:list>
            <text:list-item>
              <text:p text:style-name="P4">The user tests (in UAT format) that demonstrate the bug. (specifying expected buggy output)</text:p>
            </text:list-item>
            <text:list-item>
              <text:p text:style-name="P4">Output demonstrating the buggy behaviour.</text:p>
            </text:list-item>
            <text:list-item>
              <text:p text:style-name="P5"><text:span text:style-name="T1">A </text:span><text:span text:style-name="Strong_20_Emphasis"><text:span text:style-name="T2">debugging log </text:span></text:span><text:span text:style-name="T1">recording the succession of hypotheses, tests, and results of those tests that you used to trace the origin of each bug.</text:span></text:p>
            </text:list-item>
            <text:list-item>
              <text:p text:style-name="P4">'Before' and 'after' screen shots identifying the origin of the bug. (show variable values)</text:p>
            </text:list-item>
            <text:list-item>
              <text:p text:style-name="P4">Output demonstrating correct operation after resolution of each bug.</text:p>
            </text:list-item>
            <text:list-item>
              <text:p text:style-name="P4">Test results from the user test you specified for each bug demonstrating correct operation.</text:p>
            </text:list-item>
          </text:list>
        </text:list-item>
        <text:list-item>
          <text:p text:style-name="P3">Copies of the files and/or a link to the version control repository where all code development and tests for the debugging assignment can be found. Include a README file at the top of the directory indicating where in your repository the files related to each debugging effort can <text:soft-page-break/>be found. Make sure you commit both at the start of the debugging process, once you have developed an automated test demonstrating each bug, and after you have resolved each bug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ource Sans Pro" svg:font-family="'Source Sans Pro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 s</meta:initial-creator>
    <meta:creation-date>2018-10-05T15:34:56.21</meta:creation-date>
    <dc:date>2018-10-05T15:57:12.74</dc:date>
    <dc:creator>sa s</dc:creator>
    <meta:editing-duration>PT22M1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19" meta:word-count="223" meta:character-count="2020"/>
  </office:meta>
</office:document-meta>
</file>